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style:text-underline-mode="continuous" style:text-underline-type="single" style:text-underline-style="solid" style:text-underline-width="normal" fo:font-family="Verdana" style:font-family-asian="Verdana" style:font-family-complex="Verdana" fo:background-color="transparent" fo:color="#374151"/>
    </style:style>
    <style:style style:name="T2" style:family="text">
      <style:text-properties fo:font-size="13.00pt" fo:font-weight="bold" fo:font-family="Verdana" style:font-family-asian="Verdana" style:font-family-complex="Verdana" fo:background-color="transparent" fo:color="#374151"/>
    </style:style>
    <style:style style:name="T3" style:family="text">
      <style:text-properties fo:font-size="12.00pt" fo:font-weight="normal" fo:font-family="Verdana" style:font-family-asian="Verdana" style:font-family-complex="Verdana"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Calibri" style:font-family-asian="Calibri" style:font-family-complex="Calibri"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Calibri" style:font-family-asian="Calibri" style:font-family-complex="Calibri" fo:background-color="transparent" fo:color="#000000"/>
    </style:style>
    <style:style style:name="T8" style:family="text">
      <style:text-properties fo:font-size="12.00pt" fo:font-weight="normal" fo:font-family="Calibri" style:font-family-asian="Calibri" style:font-family-complex="Calibri"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Verdana" style:font-family-asian="Verdana" style:font-family-complex="Verdana"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Verdana" style:font-family-asian="Verdana" style:font-family-complex="Verdana" fo:background-color="transparent" style:use-window-font-color="true"/>
    </style:style>
    <style:style style:name="T71" style:family="text">
      <style:text-properties fo:font-size="13.00pt" fo:font-weight="bold" style:text-underline-mode="continuous" style:text-underline-type="single" style:text-underline-style="solid" style:text-underline-width="normal" fo:font-family="Verdana" style:font-family-asian="Verdana" style:font-family-complex="Verdana" fo:background-color="transparent" fo:color="#374151"/>
    </style:style>
    <style:style style:name="T72" style:family="text">
      <style:text-properties fo:font-size="13.00pt" fo:font-weight="bold" fo:font-family="Verdana" style:font-family-asian="Verdana" style:font-family-complex="Verdana" fo:background-color="transparent" fo:color="#374151"/>
    </style:style>
    <style:style style:name="T73" style:family="text">
      <style:text-properties fo:font-size="12.00pt" fo:font-weight="normal" fo:font-family="Verdana" style:font-family-asian="Verdana" style:font-family-complex="Verdana" fo:background-color="transparent" fo:color="#374151"/>
    </style:style>
    <style:style style:name="T74" style:family="text">
      <style:text-properties fo:font-size="13.00pt" fo:font-weight="bold" style:text-underline-mode="continuous" style:text-underline-type="single" style:text-underline-style="solid" style:text-underline-width="normal" fo:font-family="Verdana" style:font-family-asian="Verdana" style:font-family-complex="Verdana" fo:background-color="transparent" fo:color="#374151"/>
    </style:style>
    <style:style style:name="T75" style:family="text">
      <style:text-properties fo:font-size="12.00pt" fo:font-weight="normal" fo:font-family="Verdana" style:font-family-asian="Verdana" style:font-family-complex="Verdana" fo:background-color="transparent" fo:color="#374151"/>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374151"/>
    </style:style>
    <style:style style:name="T77" style:family="text">
      <style:text-properties fo:font-size="13.00pt" fo:font-weight="bold" style:text-underline-mode="continuous" style:text-underline-type="single" style:text-underline-style="solid" style:text-underline-width="normal" fo:font-family="Verdana" style:font-family-asian="Verdana" style:font-family-complex="Verdana" fo:background-color="transparent" fo:color="#374151"/>
    </style:style>
    <style:style style:name="T78" style:family="text">
      <style:text-properties fo:font-size="12.00pt" fo:font-weight="normal" fo:font-family="Verdana" style:font-family-asian="Verdana" style:font-family-complex="Verdana" fo:background-color="transparent" fo:color="#374151"/>
    </style:style>
    <style:style style:name="T79" style:family="text">
      <style:text-properties fo:font-size="12.00pt" fo:font-weight="normal" fo:font-family="Verdana" style:font-family-asian="Verdana" style:font-family-complex="Verdana"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10.00pt"/>
    </style:style>
    <style:style style:name="P3" style:family="paragraph">
      <style:paragraph-properties fo:line-height="100.00%" fo:text-align="left" fo:margin-bottom="8.00pt"/>
    </style:style>
    <style:style style:name="P4" style:family="paragraph">
      <style:paragraph-properties fo:line-height="115.00%" fo:text-align="left" fo:margin-bottom="10.00pt"/>
    </style:style>
    <style:style style:name="P5" style:family="paragraph">
      <style:paragraph-properties fo:line-height="100.00%" fo:text-align="left" fo:margin-left="5.40pt" fo:text-indent="-5.40pt">
        <style:tab-stops>
          <style:tab-stop style:position="144.85pt" style:type="center"/>
          <style:tab-stop style:position="39316.20pt"/>
          <style:tab-stop style:position="419834.60pt" style:type="right"/>
        </style:tab-stops>
      </style:paragraph-properties>
    </style:style>
    <style:style style:name="P6" style:family="paragraph">
      <style:paragraph-properties fo:line-height="100.00%" fo:text-align="left" fo:margin-bottom="8.00pt"/>
    </style:style>
    <style:style style:name="P7" style:family="paragraph">
      <style:paragraph-properties fo:line-height="100.00%" fo:text-align="left" fo:margin-left="5.40pt" fo:text-indent="-5.40pt">
        <style:tab-stops>
          <style:tab-stop style:position="144.85pt" style:type="center"/>
          <style:tab-stop style:position="39316.20pt"/>
          <style:tab-stop style:position="419834.60pt" style:type="right"/>
        </style:tab-stops>
      </style:paragraph-properties>
    </style:style>
    <style:style style:name="P8"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9" style:family="paragraph">
      <style:paragraph-properties fo:line-height="100.00%" fo:text-align="left" fo:margin-bottom="8.00pt"/>
    </style:style>
    <style:style style:name="P10"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11" style:family="paragraph">
      <style:paragraph-properties fo:line-height="100.00%" fo:text-align="left" fo:margin-bottom="8.00pt"/>
    </style:style>
    <style:style style:name="P12"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13" style:family="paragraph">
      <style:paragraph-properties fo:line-height="100.00%" fo:text-align="left" fo:margin-bottom="8.00pt"/>
    </style:style>
    <style:style style:name="P14"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15" style:family="paragraph">
      <style:paragraph-properties fo:line-height="100.00%" fo:text-align="left" fo:margin-bottom="8.00pt"/>
    </style:style>
    <style:style style:name="P16"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17" style:family="paragraph">
      <style:paragraph-properties fo:line-height="100.00%" fo:text-align="left" fo:margin-bottom="8.00pt"/>
    </style:style>
    <style:style style:name="P18"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19" style:family="paragraph">
      <style:paragraph-properties fo:line-height="100.00%" fo:text-align="left" fo:margin-bottom="8.00pt"/>
    </style:style>
    <style:style style:name="P20"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21" style:family="paragraph">
      <style:paragraph-properties fo:line-height="100.00%" fo:text-align="left" fo:margin-bottom="8.00pt"/>
    </style:style>
    <style:style style:name="P22"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23" style:family="paragraph">
      <style:paragraph-properties fo:line-height="100.00%" fo:text-align="left" fo:margin-bottom="8.00pt"/>
    </style:style>
    <style:style style:name="P24"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25" style:family="paragraph">
      <style:paragraph-properties fo:line-height="100.00%" fo:text-align="left" fo:margin-bottom="8.00pt"/>
    </style:style>
    <style:style style:name="P26"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27" style:family="paragraph">
      <style:paragraph-properties fo:line-height="100.00%" fo:text-align="left" fo:margin-bottom="8.00pt"/>
    </style:style>
    <style:style style:name="P28" style:family="paragraph">
      <style:paragraph-properties fo:line-height="100.00%" fo:text-align="left" fo:margin-left="5.40pt" fo:text-indent="-5.40pt">
        <style:tab-stops>
          <style:tab-stop style:position="144.85pt" style:type="center"/>
          <style:tab-stop style:position="-5.40pt"/>
          <style:tab-stop style:position="419425.00pt" style:type="right"/>
        </style:tab-stops>
      </style:paragraph-properties>
    </style:style>
    <style:style style:name="P29" style:family="paragraph">
      <style:paragraph-properties fo:line-height="115.00%" fo:text-align="left" fo:margin-bottom="10.00pt"/>
    </style:style>
    <style:style style:name="TableColumn0100" style:family="table-column">
      <style:table-column-properties style:column-width="2.086806in"/>
    </style:style>
    <style:style style:name="TableColumn0101" style:family="table-column">
      <style:table-column-properties style:column-width="2.086806in"/>
    </style:style>
    <style:style style:name="TableColumn0102" style:family="table-column">
      <style:table-column-properties style:column-width="2.086806in"/>
    </style:style>
    <style:style style:name="Table01" style:family="table">
      <style:table-properties style:width="6.260417in" fo:margin-left="0.000000in" style:writing-mode="lr" table:align="left" style:may-break-between-rows="true"/>
    </style:style>
    <style:style style:name="TableRow0100" style:family="table-row">
      <style:table-row-properties style:min-row-height="0.208333in"/>
    </style:style>
    <style:style style:name="TableCell010000" style:family="table-cell">
      <style:table-cell-properties fo:border-top="0.000000in solid #836967" fo:border-left="0.000000in solid #836967" fo:border-right="0.008333in solid #ffffff" fo:border-bottom="0.000000in solid #836967" fo:padding-left="0.075000in" fo:padding-right="0.075000in" fo:vertical-align="center" fo:background-color="#ffffff"/>
    </style:style>
    <style:style style:name="TableCell010001" style:family="table-cell">
      <style:table-cell-properties fo:border-top="0.000000in solid #836967" fo:border-left="0.000000in solid #836967" fo:border-right="0.008333in solid #ffffff" fo:border-bottom="0.000000in solid #836967" fo:padding-left="0.075000in" fo:padding-right="0.075000in" fo:vertical-align="center" fo:background-color="#ffffff"/>
    </style:style>
    <style:style style:name="TableCell0100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1" style:family="table-row">
      <style:table-row-properties style:min-row-height="0.208333in"/>
    </style:style>
    <style:style style:name="TableCell0101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1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1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2" style:family="table-row">
      <style:table-row-properties style:min-row-height="0.208333in"/>
    </style:style>
    <style:style style:name="TableCell0102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2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2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3" style:family="table-row">
      <style:table-row-properties style:min-row-height="0.208333in"/>
    </style:style>
    <style:style style:name="TableCell0103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3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3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4" style:family="table-row">
      <style:table-row-properties style:min-row-height="0.208333in"/>
    </style:style>
    <style:style style:name="TableCell0104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4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4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5" style:family="table-row">
      <style:table-row-properties style:min-row-height="0.208333in"/>
    </style:style>
    <style:style style:name="TableCell0105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5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5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6" style:family="table-row">
      <style:table-row-properties style:min-row-height="0.208333in"/>
    </style:style>
    <style:style style:name="TableCell0106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6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6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7" style:family="table-row">
      <style:table-row-properties style:min-row-height="0.208333in"/>
    </style:style>
    <style:style style:name="TableCell0107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7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7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8" style:family="table-row">
      <style:table-row-properties style:min-row-height="0.208333in"/>
    </style:style>
    <style:style style:name="TableCell0108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8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8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09" style:family="table-row">
      <style:table-row-properties style:min-row-height="0.208333in"/>
    </style:style>
    <style:style style:name="TableCell0109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9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09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Row0110" style:family="table-row">
      <style:table-row-properties style:min-row-height="0.208333in"/>
    </style:style>
    <style:style style:name="TableCell011000"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1001"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style:style style:name="TableCell011002" style:family="table-cell">
      <style:table-cell-properties fo:border-top="0.000000in solid #836967" fo:border-left="0.000000in solid #836967" fo:border-right="0.000000in solid #836967" fo:border-bottom="0.000000in solid #836967" fo:padding-left="0.075000in" fo:padding-right="0.075000in" fo:vertical-align="center" fo:background-color="#ffffff"/>
    </style:style>
  </office:automatic-styles>
  <office:body>
    <office:text>
      <text:p text:style-name="P1"><text:span text:style-name="T1">Exploratory data analysis to understand general trends and purchasing patterns:</text:span><text:span text:style-name="T2"/></text:p>
      <text:p text:style-name="P1"><text:span text:style-name="T2"/></text:p>
      <text:p text:style-name="P2"><text:span text:style-name="T3">To discover trends in the categories, I first used SQL queries in BigQuery, resulting in a table that displays the categories in order along with the total sales for each one. This order remains unaffected by the different times of the year.</text:span><text:span text:style-name="T4"/></text:p>
      <text:p text:style-name="P3"><text:span text:style-name="T5">Category</text:span><text:span text:style-name="T6"><text:tab/></text:span><text:span text:style-name="T7">Ventas Totales</text:span></text:p>
      <text:p text:style-name="P3"><text:span text:style-name="T8">Clothing</text:span><text:span text:style-name="T9"><text:tab/></text:span><text:span text:style-name="T10">104.264</text:span><text:span text:style-name="T11"/></text:p>
      <text:p text:style-name="P3"><text:span text:style-name="T12">Accessories</text:span><text:span text:style-name="T13"><text:tab/></text:span><text:span text:style-name="T14">74.200</text:span><text:span text:style-name="T15"/></text:p>
      <text:p text:style-name="P3"><text:span text:style-name="T16">Footwear</text:span><text:span text:style-name="T17"><text:tab/></text:span><text:span text:style-name="T18">36.093</text:span><text:span text:style-name="T19"/></text:p>
      <text:p text:style-name="P3"><text:span text:style-name="T20">Outerwear</text:span><text:span text:style-name="T21"><text:tab/></text:span><text:span text:style-name="T22">18.524</text:span><text:span text:style-name="T23"/></text:p>
      <text:p text:style-name="P4"><text:span text:style-name="T24">Then, I created queries to view the best-selling products overall and also during different times of the year. The top 10 products with the highest sales participation for the year are as follows:</text:span></text:p>
      <text:p text:style-name="P4"><text:span text:style-name="T25"/></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26">Item</text:span><text:span text:style-name="T27"/></text:p>
          </table:table-cell>
          <table:table-cell table:style-name="TableCell010001">
            <text:p text:style-name="P6"><text:span text:style-name="T28">Total sales</text:span><text:span text:style-name="T29"/></text:p>
          </table:table-cell>
          <table:table-cell table:style-name="TableCell010002">
            <text:p text:style-name="P6"><text:span text:style-name="T29"/></text:p>
          </table:table-cell>
        </table:table-row>
        <table:table-row table:style-name="TableRow0101">
          <table:table-cell table:style-name="TableCell010100">
            <text:p text:style-name="P9"><text:span text:style-name="T30">Blouse</text:span><text:span text:style-name="T31"/></text:p>
          </table:table-cell>
          <table:table-cell table:style-name="TableCell010101">
            <text:p text:style-name="P9"><text:span text:style-name="T32">10410</text:span><text:span text:style-name="T33"/></text:p>
          </table:table-cell>
          <table:table-cell table:style-name="TableCell010102">
            <text:p text:style-name="P9"><text:span text:style-name="T33"/></text:p>
          </table:table-cell>
        </table:table-row>
        <table:table-row table:style-name="TableRow0102">
          <table:table-cell table:style-name="TableCell010200">
            <text:p text:style-name="P11"><text:span text:style-name="T34">Shirt</text:span><text:span text:style-name="T35"/></text:p>
          </table:table-cell>
          <table:table-cell table:style-name="TableCell010201">
            <text:p text:style-name="P11"><text:span text:style-name="T36">10332</text:span><text:span text:style-name="T37"/></text:p>
          </table:table-cell>
          <table:table-cell table:style-name="TableCell010202">
            <text:p text:style-name="P11"><text:span text:style-name="T37"/></text:p>
          </table:table-cell>
        </table:table-row>
        <table:table-row table:style-name="TableRow0103">
          <table:table-cell table:style-name="TableCell010300">
            <text:p text:style-name="P13"><text:span text:style-name="T38">Dress</text:span><text:span text:style-name="T39"/></text:p>
          </table:table-cell>
          <table:table-cell table:style-name="TableCell010301">
            <text:p text:style-name="P13"><text:span text:style-name="T40">10320</text:span><text:span text:style-name="T41"/></text:p>
          </table:table-cell>
          <table:table-cell table:style-name="TableCell010302">
            <text:p text:style-name="P13"><text:span text:style-name="T41"/></text:p>
          </table:table-cell>
        </table:table-row>
        <table:table-row table:style-name="TableRow0104">
          <table:table-cell table:style-name="TableCell010400">
            <text:p text:style-name="P15"><text:span text:style-name="T42">Pants</text:span><text:span text:style-name="T43"/></text:p>
          </table:table-cell>
          <table:table-cell table:style-name="TableCell010401">
            <text:p text:style-name="P15"><text:span text:style-name="T44">10090</text:span><text:span text:style-name="T45"/></text:p>
          </table:table-cell>
          <table:table-cell table:style-name="TableCell010402">
            <text:p text:style-name="P15"><text:span text:style-name="T45"/></text:p>
          </table:table-cell>
        </table:table-row>
        <table:table-row table:style-name="TableRow0105">
          <table:table-cell table:style-name="TableCell010500">
            <text:p text:style-name="P17"><text:span text:style-name="T46">Jewelry</text:span><text:span text:style-name="T47"/></text:p>
          </table:table-cell>
          <table:table-cell table:style-name="TableCell010501">
            <text:p text:style-name="P17"><text:span text:style-name="T48">10010</text:span><text:span text:style-name="T49"/></text:p>
          </table:table-cell>
          <table:table-cell table:style-name="TableCell010502">
            <text:p text:style-name="P17"><text:span text:style-name="T49"/></text:p>
          </table:table-cell>
        </table:table-row>
        <table:table-row table:style-name="TableRow0106">
          <table:table-cell table:style-name="TableCell010600">
            <text:p text:style-name="P19"><text:span text:style-name="T50">Sunglasses</text:span><text:span text:style-name="T51"/></text:p>
          </table:table-cell>
          <table:table-cell table:style-name="TableCell010601">
            <text:p text:style-name="P19"><text:span text:style-name="T52">9649</text:span><text:span text:style-name="T53"/></text:p>
          </table:table-cell>
          <table:table-cell table:style-name="TableCell010602">
            <text:p text:style-name="P19"><text:span text:style-name="T53"/></text:p>
          </table:table-cell>
        </table:table-row>
        <table:table-row table:style-name="TableRow0107">
          <table:table-cell table:style-name="TableCell010700">
            <text:p text:style-name="P21"><text:span text:style-name="T54">Belt</text:span><text:span text:style-name="T55"/></text:p>
          </table:table-cell>
          <table:table-cell table:style-name="TableCell010701">
            <text:p text:style-name="P21"><text:span text:style-name="T56">9635</text:span><text:span text:style-name="T57"/></text:p>
          </table:table-cell>
          <table:table-cell table:style-name="TableCell010702">
            <text:p text:style-name="P21"><text:span text:style-name="T57"/></text:p>
          </table:table-cell>
        </table:table-row>
        <table:table-row table:style-name="TableRow0108">
          <table:table-cell table:style-name="TableCell010800">
            <text:p text:style-name="P23"><text:span text:style-name="T58">Scarf</text:span><text:span text:style-name="T59"/></text:p>
          </table:table-cell>
          <table:table-cell table:style-name="TableCell010801">
            <text:p text:style-name="P23"><text:span text:style-name="T60">9561</text:span><text:span text:style-name="T61"/></text:p>
          </table:table-cell>
          <table:table-cell table:style-name="TableCell010802">
            <text:p text:style-name="P23"><text:span text:style-name="T61"/></text:p>
          </table:table-cell>
        </table:table-row>
        <table:table-row table:style-name="TableRow0109">
          <table:table-cell table:style-name="TableCell010900">
            <text:p text:style-name="P25"><text:span text:style-name="T62">Sweater</text:span><text:span text:style-name="T63"/></text:p>
          </table:table-cell>
          <table:table-cell table:style-name="TableCell010901">
            <text:p text:style-name="P25"><text:span text:style-name="T64">9462</text:span><text:span text:style-name="T65"/></text:p>
          </table:table-cell>
          <table:table-cell table:style-name="TableCell010902">
            <text:p text:style-name="P25"><text:span text:style-name="T65"/></text:p>
          </table:table-cell>
        </table:table-row>
        <table:table-row table:style-name="TableRow0110">
          <table:table-cell table:style-name="TableCell011000">
            <text:p text:style-name="P27"><text:span text:style-name="T66">Shorts</text:span><text:span text:style-name="T67"/></text:p>
          </table:table-cell>
          <table:table-cell table:style-name="TableCell011001">
            <text:p text:style-name="P27"><text:span text:style-name="T68">9433</text:span><text:span text:style-name="T69"/></text:p>
          </table:table-cell>
          <table:table-cell table:style-name="TableCell011002">
            <text:p text:style-name="P27"><text:span text:style-name="T69"/></text:p>
          </table:table-cell>
        </table:table-row>
      </table:table>
      <text:p text:style-name="P29"><text:span text:style-name="T69"/></text:p>
      <text:p text:style-name="P29"><text:span text:style-name="T70">Then, I charted the best-selling products, categorizing them into the four seasons to assess their performance. This revealed that items like belts, blouses, T-shirts, and dresses maintain a steady demand, suggesting that our marketing efforts should focus on further strengthening their market position across different seasons. On the other hand, products like jewellery, trousers, and sunglasses show more seasonal variations. Additionally, some products didn't make it to the overall top 10 in annual sales but emerged as seasonal best-sellers, such as hats, handbags, and jackets in autumn; skirts, shoes, and T-shirts in spring; shoes, backpacks, and coats in summer; and hoodies, T-shirts, and skirts in winter.</text:span></text:p>
      <text:p text:style-name="P29"><text:span text:style-name="T70">This indicates the presence of several seasonal products, prompting the suggestion to devise marketing strategies and specific promotions to capitalize on these seasonal trends. Offering special discounts for items more popular in certain seasons and considering launching new complementary products aligned with consumer preferences would be beneficial.</text:span></text:p>
      <text:p text:style-name="P29"><text:span text:style-name="T70">I proceeded to determine the sales participation by states using SQL.</text:span></text:p>
      <text:p text:style-name="P29"><text:span text:style-name="T70">Subsequently, I employed R to filter the sales by season and aggregate them by states, resulting in a list showcasing the sales participation of each state during different seasons:</text:span></text:p>
      <text:p text:style-name="P29"><text:span text:style-name="T70">Are there states experiencing significant increases or declines in certain seasons?</text:span></text:p>
      <text:p text:style-name="P29"><text:span text:style-name="T70">States such as Alaska, Wisconsin, South Dakota, and Virginia exhibit significant drops in sales during specific seasons. Conversely, states like Montana, North Dakota, California, and Illinois show slight percentage variations in their sales across different seasons.</text:span></text:p>
      <text:p text:style-name="P29"><text:span text:style-name="T70">I suggest collaborating with the marketing team to devise customised strategies for each region and adjusting promotion strategies based on seasonality to further boost sales during specific seasons where states show declines.</text:span></text:p>
      <text:p text:style-name="P29"><text:span text:style-name="T70">I continued by using SQL to uncover the preferred payment methods overall. Subsequently, I created a map charting the most utilised payment method in each state. This aims to recommend adjusting the offered payment options in the online store to mirror the preferences of each state, ensuring prioritisation of the most used payment methods in each region.</text:span></text:p>
      <text:p text:style-name="P29"><text:span text:style-name="T70">Consider the possibility of offering promotions or discounts for certain preferred payment methods in different states. This approach could encourage customers to use the most common payment method in their location. Always seek customer feedback regarding their payment method experiences to leverage this information for adjustments and enhance the shopping experience on the online store.</text:span></text:p>
      <text:p text:style-name="P29"><text:span text:style-name="T70"/></text:p>
      <text:p text:style-name="P29"><text:span text:style-name="T71">Segmenting customers based on their purchasing habits and preferences in order to group them accordingly:</text:span><text:span text:style-name="T72"/></text:p>
      <text:p text:style-name="P29"><text:span text:style-name="T73">I used SQL to create queries allowing me to segment by gender to understand their purchasing trends and favourite payment methods:</text:span></text:p>
      <text:p text:style-name="P29"><text:span text:style-name="T73">I began with a query to identify the most purchased products for each gender, aiming to compare their preferences and total expenditure. This comparison is intended to recommend promotions and discounts on the top-selling products for each gender during festive dates and special occasions, such as Mother's or Father's Day.</text:span></text:p>
      <text:p text:style-name="P29"><text:span text:style-name="T73">Following that, I employed R to analyze purchase frequency within the segmentation, aiming to recognize the optimal frequency for running promotions and discounts tailored to each gender. Additionally, I analysed the preferred payment method for each purchase frequency and gender. This analysis aims to enhance future promotions based on the preferred payment methods for each gender according to their purchase frequency.</text:span></text:p>
      <text:p text:style-name="P29"><text:span text:style-name="T73"/></text:p>
      <text:p text:style-name="P29"><text:span text:style-name="T74">Using review ratings to assess customer satisfaction and how it correlates with other factors:</text:span></text:p>
      <text:p text:style-name="P29"><text:span text:style-name="T75">I analysed the review ratings across all factors to identify those with the most significant impact on the overall score, highlighting location and shipping type as the factors exhibiting the most substantial differences.</text:span></text:p>
      <text:p text:style-name="P29"><text:span text:style-name="T75">Subsequently, I employed R to analyze the average rating across different states. Then, I averaged the ratings based on shipping type and further analysed the average ratings for each shipping type across all states. This analysis identified the states where improvements could be made regarding specific shipping types</text:span></text:p>
      <text:p text:style-name="P29"><text:span text:style-name="T76"/></text:p>
      <text:p text:style-name="P29"><text:span text:style-name="T77">Analyzing the effectiveness of discounts:</text:span></text:p>
      <text:p text:style-name="P29"><text:span text:style-name="T78">I used SQL to analyze the quantity of applied discounts. Following that, I crafted a query displaying the applied discounts alongside subscription status and payment method type. This revealed that the quantity of applied discounts across all payment methods is higher in sales made by subscribed customers. This information is valuable for enhancing the campaign to increase the number of subscribers, emphasising discounts. Notably, in purchases where no discount was applied, the customer was not a subscriber. There's also potential to run promotions for debit and credit cards, as they are the most utilized methods by subscribers with applied discounts, while they apply the fewest discounts for non-subscribers.</text:span></text:p>
      <text:p text:style-name="P29"><text:span text:style-name="T78">I created a query showcasing the average ratings in purchases with and without applied discounts, revealing practically no difference between them. Surprisingly, the average rating was even higher in purchases where no discounts were applied.</text:span></text:p>
      <text:p text:style-name="P29"><text:span text:style-name="T78">Finally, I generated a query displaying the preferred payment methods of non-subscribed customers for purchases without applied discounts. This information aims to recommend promotions and discounts via those payment methods to subscribers, ultimately attracting new customers.</text:span><text:span text:style-name="T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